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c82" officeooo:paragraph-rsid="00042c82"/>
    </style:style>
    <style:style style:name="P2" style:family="paragraph" style:parent-style-name="Standard">
      <style:text-properties officeooo:rsid="0007baf6" officeooo:paragraph-rsid="0007baf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baf6" officeooo:paragraph-rsid="0007baf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1e8a" officeooo:paragraph-rsid="00091e8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91e8a" officeooo:paragraph-rsid="00091e8a" style:font-weight-asian="normal" style:font-weight-complex="normal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7baf6" officeooo:paragraph-rsid="0007baf6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91e8a" officeooo:paragraph-rsid="00091e8a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9" style:family="paragraph" style:parent-style-name="Standard">
      <style:text-properties officeooo:rsid="00042c82" officeooo:paragraph-rsid="00042c82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7baf6" officeooo:paragraph-rsid="0007baf6" style:font-size-asian="14pt" style:font-weight-asian="bold" style:font-size-complex="14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cc715" officeooo:paragraph-rsid="000cc71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42c82" officeooo:paragraph-rsid="00042c82" style:font-weight-asian="bold" style:font-weight-complex="bold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style:font-name="JetBrains Mono" fo:font-size="10pt" fo:font-style="normal" fo:font-weight="normal" officeooo:rsid="000abd5b" style:font-size-asian="10pt" style:font-style-asian="normal" style:font-weight-asian="normal"/>
    </style:style>
    <style:style style:name="T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abd5b"/>
    </style:style>
    <style:style style:name="T14" style:family="text">
      <style:text-properties officeooo:rsid="000cc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Bank Account Example:</text:p>
      <text:p text:style-name="Standard"/>
      <text:p text:style-name="P8"><text:span text:style-name="T1">package </text:span><text:span text:style-name="T2">com.torryharris</text:span><text:span text:style-name="T1">;</text:span><text:line-break/><text:span text:style-name="T1">import </text:span><text:span text:style-name="T2">com.torryharris.accountpack.Account</text:span><text:span text:style-name="T1">;</text:span><text:line-break/><text:span text:style-name="T1">public class </text:span><text:span text:style-name="T2">Main 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Account account1= </text:span><text:span text:style-name="T1">new </text:span><text:span text:style-name="T2">Account(</text:span><text:span text:style-name="T5">"Saving"</text:span><text:span text:style-name="T1">,</text:span><text:span text:style-name="T6">50000</text:span><text:span text:style-name="T2">)</text:span><text:span text:style-name="T1">;</text:span><text:line-break/><text:span text:style-name="T1"> <text:s text:c="7"/></text:span><text:span text:style-name="T2">System.</text:span><text:span text:style-name="T8">out</text:span><text:span text:style-name="T2">.println(account1)</text:span><text:span text:style-name="T1">;</text:span><text:line-break/><text:span text:style-name="T1"> <text:s text:c="7"/></text:span><text:span text:style-name="T2">account1.deposit(</text:span><text:span text:style-name="T6">9000</text:span><text:span text:style-name="T2">)</text:span><text:span text:style-name="T1">;</text:span><text:line-break/><text:span text:style-name="T1"> <text:s text:c="7"/></text:span><text:span text:style-name="T2">System.</text:span><text:span text:style-name="T8">out</text:span><text:span text:style-name="T2">.println(</text:span><text:span text:style-name="T5">"Amount withdrawn: "</text:span><text:span text:style-name="T2">+account1.withdraw(</text:span><text:span text:style-name="T6">1000</text:span><text:span text:style-name="T2">))</text:span><text:span text:style-name="T1">;</text:span><text:line-break/><text:span text:style-name="T1"> <text:s text:c="7"/></text:span><text:span text:style-name="T2">System.</text:span><text:span text:style-name="T8">out</text:span><text:span text:style-name="T2">.println(account1)</text:span><text:span text:style-name="T1">;</text:span><text:line-break/><text:span text:style-name="T1"> <text:s text:c="7"/></text:span><text:span text:style-name="T2">Account account2= </text:span><text:span text:style-name="T1">new </text:span><text:span text:style-name="T2">Account(</text:span><text:span text:style-name="T5">"Recurring"</text:span><text:span text:style-name="T1">,</text:span><text:span text:style-name="T6">50000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  <text:p text:style-name="P8"><text:span text:style-name="T1">package </text:span><text:span text:style-name="T2">com.torryharris.accountpack</text:span><text:span text:style-name="T1">;</text:span><text:line-break/><text:span text:style-name="T1">public class </text:span><text:span text:style-name="T2">Account {</text:span><text:line-break/><text:span text:style-name="T2"> <text:s text:c="3"/></text:span><text:span text:style-name="T1">private static int </text:span><text:span text:style-name="T8">count</text:span><text:span text:style-name="T1">;</text:span><text:line-break/><text:span text:style-name="T1"> <text:s text:c="3"/>private final long </text:span><text:span text:style-name="T9">accNo</text:span><text:span text:style-name="T1">;</text:span><text:line-break/><text:span text:style-name="T1"> <text:s text:c="3"/>private </text:span><text:span text:style-name="T2">String </text:span><text:span text:style-name="T9">accType</text:span><text:span text:style-name="T1">;</text:span><text:line-break/><text:span text:style-name="T1"> <text:s text:c="3"/>private double </text:span><text:span text:style-name="T9">balance</text:span><text:span text:style-name="T1">;</text:span><text:line-break/><text:span text:style-name="T1"> <text:s text:c="3"/>static</text:span><text:span text:style-name="T2">{</text:span><text:line-break/><text:span text:style-name="T2"> <text:s text:c="7"/></text:span><text:span text:style-name="T8">count</text:span><text:span text:style-name="T2">=</text:span><text:span text:style-name="T6">0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static long </text:span><text:span text:style-name="T4">getCount</text:span><text:span text:style-name="T2">()</text:span><text:line-break/><text:span text:style-name="T2"> <text:s text:c="3"/>{</text:span><text:line-break/><text:span text:style-name="T2"> <text:s text:c="7"/></text:span><text:span text:style-name="T1">return</text:span><text:span text:style-name="T2">(++</text:span><text:span text:style-name="T8">count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</text:span><text:span text:style-name="T4">Account</text:span><text:span text:style-name="T2">(String accType</text:span><text:span text:style-name="T1">, double </text:span><text:span text:style-name="T2">balance) {</text:span><text:line-break/><text:span text:style-name="T2"> <text:s text:c="7"/></text:span><text:span text:style-name="T1">this</text:span><text:span text:style-name="T2">.</text:span><text:span text:style-name="T9">accNo</text:span><text:span text:style-name="T2">=</text:span><text:span text:style-name="T3">getCount</text:span><text:span text:style-name="T2">()</text:span><text:span text:style-name="T1">;</text:span><text:line-break/><text:span text:style-name="T1"> <text:s text:c="7"/>this</text:span><text:span text:style-name="T2">.</text:span><text:span text:style-name="T9">accType </text:span><text:span text:style-name="T2">= accType</text:span><text:span text:style-name="T1">;</text:span><text:line-break/><text:span text:style-name="T1"> <text:s text:c="7"/>this</text:span><text:span text:style-name="T2">.</text:span><text:span text:style-name="T9">balance </text:span><text:span text:style-name="T2">= balanc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void </text:span><text:span text:style-name="T4">deposit</text:span><text:span text:style-name="T2">(</text:span><text:span text:style-name="T1">double </text:span><text:span text:style-name="T2">amount){</text:span><text:line-break/><text:span text:style-name="T2"> <text:s text:c="7"/></text:span><text:span text:style-name="T9">balance</text:span><text:span text:style-name="T2">+=amount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double </text:span><text:span text:style-name="T4">withdraw</text:span><text:span text:style-name="T2">(</text:span><text:span text:style-name="T1">double </text:span><text:span text:style-name="T2">amount)</text:span><text:line-break/><text:span text:style-name="T2"> <text:s text:c="3"/>{</text:span><text:line-break/><text:span text:style-name="T2"> <text:s text:c="7"/></text:span><text:span text:style-name="T9">balance</text:span><text:span text:style-name="T2">-=amount</text:span><text:span text:style-name="T1">;</text:span><text:line-break/><text:span text:style-name="T1"> <text:s text:c="7"/>return </text:span><text:span text:style-name="T9">balanc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ublic double </text:span><text:span text:style-name="T4">getBalance</text:span><text:span text:style-name="T2">()</text:span><text:line-break/><text:span text:style-name="T2"> <text:s text:c="3"/>{</text:span><text:line-break/><text:span text:style-name="T2"> <text:s text:c="7"/></text:span><text:span text:style-name="T1">return </text:span><text:span text:style-name="T9">balance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0">@Override</text:span><text:line-break/><text:span text:style-name="T10"> <text:s text:c="3"/></text:span><text:span text:style-name="T1">public </text:span><text:span text:style-name="T2">String </text:span><text:span text:style-name="T4">toString</text:span><text:span text:style-name="T2">() {</text:span><text:line-break/><text:span text:style-name="T2"> <text:s text:c="7"/></text:span><text:span text:style-name="T1">return </text:span><text:span text:style-name="T5">"Account{" </text:span><text:span text:style-name="T2">+</text:span><text:line-break/><text:span text:style-name="T2"> <text:s text:c="15"/></text:span><text:span text:style-name="T5">"accNo=" </text:span><text:span text:style-name="T2">+ </text:span><text:span text:style-name="T9">accNo </text:span><text:span text:style-name="T2">+</text:span><text:line-break/><text:span text:style-name="T2"> <text:s text:c="15"/></text:span><text:span text:style-name="T5">", accType='" </text:span><text:span text:style-name="T2">+ </text:span><text:span text:style-name="T9">accType </text:span><text:span text:style-name="T2">+ </text:span><text:span text:style-name="T5">'</text:span><text:span text:style-name="T1">\'</text:span><text:span text:style-name="T5">' </text:span><text:span text:style-name="T2">+</text:span><text:line-break/><text:span text:style-name="T2"> <text:s text:c="15"/></text:span><text:span text:style-name="T5">", balance=" </text:span><text:span text:style-name="T2">+ </text:span><text:span text:style-name="T9">balance </text:span><text:span text:style-name="T2">+</text:span><text:line-break/><text:span text:style-name="T2"> <text:s text:c="15"/></text:span><text:span text:style-name="T5">'}'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P12">Output:</text:p>
      <text:p text:style-name="P1">Account{accNo=1, accType='Saving', balance=50000.0}</text:p>
      <text:p text:style-name="P1">Total Account: 140000.0</text:p>
      <text:p text:style-name="P1">Amount withdrawn: 139000.0</text:p>
      <text:p text:style-name="P1">Account{accNo=1, accType='Saving', balance=139000.0</text:p>
      <text:p text:style-name="P6"><text:soft-page-break/>Abstract example:</text:p>
      <text:p text:style-name="P6"/>
      <text:p text:style-name="P3">Main.java</text:p>
      <text:p text:style-name="P2"/>
      <text:p text:style-name="P2"><text:span text:style-name="T1">package </text:span><text:span text:style-name="T2">com.torryharris</text:span><text:span text:style-name="T1">;</text:span><text:line-break/><text:line-break/><text:span text:style-name="T1">import </text:span><text:span text:style-name="T2">com.torryharris.emppack.Manager</text:span><text:span text:style-name="T1">;</text:span><text:line-break/><text:span text:style-name="T1">import </text:span><text:span text:style-name="T2">com.torryharris.emppack.Programmer</text:span><text:span text:style-name="T1">;</text:span><text:line-break/><text:span text:style-name="T1">import </text:span><text:span text:style-name="T2">com.torryharris.emppack.employee</text:span><text:span text:style-name="T1">;</text:span><text:line-break/><text:line-break/><text:span text:style-name="T1">public class </text:span><text:span text:style-name="T2">Main {</text:span><text:line-break/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line-break/><text:span text:style-name="T2"> <text:s text:c="7"/></text:span><text:span text:style-name="T11">//employee e = new employee(100,"priya",100000);</text:span><text:line-break/><text:span text:style-name="T11"> <text:s text:c="7"/></text:span><text:span text:style-name="T2">Manager m1=</text:span><text:span text:style-name="T1">new </text:span><text:span text:style-name="T2">Manager(</text:span><text:span text:style-name="T6">100</text:span><text:span text:style-name="T1">,</text:span><text:span text:style-name="T5">"priya"</text:span><text:span text:style-name="T1">,</text:span><text:span text:style-name="T6">40000</text:span><text:span text:style-name="T1">,</text:span><text:span text:style-name="T5">"IT"</text:span><text:span text:style-name="T1">,</text:span><text:span text:style-name="T6">1</text:span><text:span text:style-name="T2">)</text:span><text:span text:style-name="T1">;</text:span><text:line-break/><text:span text:style-name="T1"> <text:s text:c="7"/></text:span><text:span text:style-name="T2">System.</text:span><text:span text:style-name="T8">out</text:span><text:span text:style-name="T2">.println(m1+ </text:span><text:span text:style-name="T5">" Netsal: <text:s text:c="4"/>"</text:span><text:span text:style-name="T2">+m1.calcNetSal())</text:span><text:span text:style-name="T1">;</text:span><text:line-break/><text:line-break/><text:span text:style-name="T1"> <text:s text:c="7"/></text:span><text:span text:style-name="T2">Programmer p1 = </text:span><text:span text:style-name="T1">new </text:span><text:span text:style-name="T2">Programmer(</text:span><text:span text:style-name="T6">300</text:span><text:span text:style-name="T1">,</text:span><text:span text:style-name="T5">"sai"</text:span><text:span text:style-name="T1">,</text:span><text:span text:style-name="T6">1000000</text:span><text:span text:style-name="T1">,</text:span><text:span text:style-name="T6">3</text:span><text:span text:style-name="T1">,</text:span><text:span text:style-name="T5">"c"</text:span><text:span text:style-name="T2">)</text:span><text:span text:style-name="T1">;</text:span><text:line-break/><text:span text:style-name="T1"> <text:s text:c="7"/></text:span><text:span text:style-name="T2">System.</text:span><text:span text:style-name="T8">out</text:span><text:span text:style-name="T2">.println(p1+</text:span><text:span text:style-name="T5">" NetSal: <text:s/>"</text:span><text:span text:style-name="T2">+p1.calcNetSal())</text:span><text:span text:style-name="T1">;</text:span><text:line-break/><text:line-break/><text:span text:style-name="T1"> <text:s text:c="7"/></text:span><text:span text:style-name="T2">employee[] emparr=</text:span><text:span text:style-name="T1">new </text:span><text:span text:style-name="T2">employee[</text:span><text:span text:style-name="T6">4</text:span><text:span text:style-name="T2">]</text:span><text:span text:style-name="T1">;</text:span><text:line-break/><text:span text:style-name="T1"> <text:s text:c="7"/></text:span><text:span text:style-name="T2">emparr[</text:span><text:span text:style-name="T6">0</text:span><text:span text:style-name="T2">]=</text:span><text:span text:style-name="T1">new </text:span><text:span text:style-name="T2">Manager(</text:span><text:span text:style-name="T6">100</text:span><text:span text:style-name="T1">,</text:span><text:span text:style-name="T5">"rajendiran"</text:span><text:span text:style-name="T1">,</text:span><text:span text:style-name="T6">1000000</text:span><text:span text:style-name="T7">0</text:span><text:span text:style-name="T1">,</text:span><text:span text:style-name="T5">"Teacher"</text:span><text:span text:style-name="T1">,</text:span><text:span text:style-name="T6">1</text:span><text:span text:style-name="T2">)</text:span><text:span text:style-name="T1">;</text:span><text:line-break/><text:span text:style-name="T1"> <text:s text:c="7"/></text:span><text:span text:style-name="T2">emparr[</text:span><text:span text:style-name="T6">1</text:span><text:span text:style-name="T2">]=</text:span><text:span text:style-name="T1">new </text:span><text:span text:style-name="T2">Manager(</text:span><text:span text:style-name="T6">101</text:span><text:span text:style-name="T1">,</text:span><text:span text:style-name="T5">"Vanaja"</text:span><text:span text:style-name="T1">,</text:span><text:span text:style-name="T6">5000000</text:span><text:span text:style-name="T1">,</text:span><text:span text:style-name="T5">"Teacher"</text:span><text:span text:style-name="T1">,</text:span><text:span text:style-name="T6">2</text:span><text:span text:style-name="T2">)</text:span><text:span text:style-name="T1">;</text:span><text:line-break/><text:span text:style-name="T1"> <text:s text:c="7"/></text:span><text:span text:style-name="T2">emparr[</text:span><text:span text:style-name="T6">2</text:span><text:span text:style-name="T2">]=</text:span><text:span text:style-name="T1">new </text:span><text:span text:style-name="T2">Programmer(</text:span><text:span text:style-name="T6">103</text:span><text:span text:style-name="T1">,</text:span><text:span text:style-name="T5">"Sairishi"</text:span><text:span text:style-name="T1">,</text:span><text:span text:style-name="T6">800000</text:span><text:span text:style-name="T1">,</text:span><text:span text:style-name="T6">3</text:span><text:span text:style-name="T1">,</text:span><text:span text:style-name="T5">"c"</text:span><text:span text:style-name="T2">)</text:span><text:span text:style-name="T1">;</text:span><text:line-break/><text:span text:style-name="T1"> <text:s text:c="7"/></text:span><text:span text:style-name="T2">emparr[</text:span><text:span text:style-name="T6">3</text:span><text:span text:style-name="T2">]=</text:span><text:span text:style-name="T1">new </text:span><text:span text:style-name="T2">Programmer(</text:span><text:span text:style-name="T6">104</text:span><text:span text:style-name="T1">,</text:span><text:span text:style-name="T5">"priyadharshini"</text:span><text:span text:style-name="T1">,</text:span><text:span text:style-name="T6">5000000</text:span><text:span text:style-name="T1">,</text:span><text:span text:style-name="T6">2</text:span><text:span text:style-name="T1">,</text:span><text:span text:style-name="T5">"python"</text:span><text:span text:style-name="T2">)</text:span><text:span text:style-name="T1">;</text:span><text:line-break/><text:line-break/><text:span text:style-name="T1"> <text:s text:c="7"/></text:span><text:span text:style-name="T2">System.</text:span><text:span text:style-name="T8">out</text:span><text:span text:style-name="T2">.println(</text:span><text:span text:style-name="T5">"Printing the details of employees"</text:span><text:span text:style-name="T2">)</text:span><text:span text:style-name="T1">;</text:span><text:line-break/><text:span text:style-name="T1"> <text:s text:c="7"/>for </text:span><text:span text:style-name="T2">(employee e:emparr){</text:span><text:line-break/><text:span text:style-name="T2"> <text:s text:c="11"/>System.</text:span><text:span text:style-name="T8">out</text:span><text:span text:style-name="T2">.println(e+ </text:span><text:span text:style-name="T5">"Net salary: "</text:span><text:span text:style-name="T2">+e.calcNetSal())</text:span><text:span text:style-name="T1">;</text:span><text:line-break/><text:span text:style-name="T1"> <text:s text:c="7"/></text:span><text:span text:style-name="T2">}</text:span><text:line-break/><text:line-break/><text:span text:style-name="T2"> <text:s text:c="3"/>}</text:span><text:line-break/><text:span text:style-name="T2">}</text:span><text:line-break/></text:p>
      <text:p text:style-name="P3">Employee.java</text:p>
      <text:p text:style-name="P2"/>
      <text:p text:style-name="P2"><text:span text:style-name="T1">package </text:span><text:span text:style-name="T2">com.torryharris.emppack</text:span><text:span text:style-name="T1">;</text:span><text:line-break/><text:line-break/><text:span text:style-name="T1">public abstract class </text:span><text:span text:style-name="T2">employee {</text:span><text:line-break/><text:span text:style-name="T2"> <text:s text:c="3"/></text:span><text:span text:style-name="T1">protected int </text:span><text:span text:style-name="T9">empId</text:span><text:span text:style-name="T1">;</text:span><text:line-break/><text:span text:style-name="T1"> <text:s text:c="3"/>protected </text:span><text:span text:style-name="T2">String </text:span><text:span text:style-name="T9">empName</text:span><text:span text:style-name="T1">;</text:span><text:line-break/><text:span text:style-name="T1"> <text:s text:c="3"/>protected int </text:span><text:span text:style-name="T9">sal</text:span><text:span text:style-name="T1">;</text:span><text:line-break/><text:line-break/><text:span text:style-name="T1"> <text:s text:c="3"/>public </text:span><text:span text:style-name="T4">employee</text:span><text:span text:style-name="T2">(</text:span><text:span text:style-name="T1">int </text:span><text:span text:style-name="T2">empId</text:span><text:span text:style-name="T1">, </text:span><text:span text:style-name="T2">String empName</text:span><text:span text:style-name="T1">, int </text:span><text:span text:style-name="T2">sal) {</text:span><text:line-break/><text:span text:style-name="T2"> <text:s text:c="7"/></text:span><text:span text:style-name="T1">this</text:span><text:span text:style-name="T2">.</text:span><text:span text:style-name="T9">empId </text:span><text:span text:style-name="T2">= empId</text:span><text:span text:style-name="T1">;</text:span><text:line-break/><text:span text:style-name="T1"> <text:s text:c="7"/>this</text:span><text:span text:style-name="T2">.</text:span><text:span text:style-name="T9">empName </text:span><text:span text:style-name="T2">= empName</text:span><text:span text:style-name="T1">;</text:span><text:line-break/><text:span text:style-name="T1"> <text:s text:c="7"/>this</text:span><text:span text:style-name="T2">.</text:span><text:span text:style-name="T9">sal </text:span><text:span text:style-name="T2">= sal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0">@Override</text:span><text:line-break/><text:span text:style-name="T10"> <text:s text:c="3"/></text:span><text:span text:style-name="T1">public </text:span><text:span text:style-name="T2">String </text:span><text:span text:style-name="T4">toString</text:span><text:span text:style-name="T2">() {</text:span><text:line-break/><text:span text:style-name="T2"> <text:s text:c="7"/></text:span><text:span text:style-name="T1">return </text:span><text:span text:style-name="T5">"employee{" </text:span><text:span text:style-name="T2">+</text:span><text:line-break/><text:span text:style-name="T2"> <text:s text:c="15"/></text:span><text:span text:style-name="T5">"empId=" </text:span><text:span text:style-name="T2">+ </text:span><text:span text:style-name="T9">empId </text:span><text:span text:style-name="T2">+</text:span><text:line-break/><text:span text:style-name="T2"> <text:s text:c="15"/></text:span><text:span text:style-name="T5">", empName='" </text:span><text:span text:style-name="T2">+ </text:span><text:span text:style-name="T9">empName </text:span><text:span text:style-name="T2">+ </text:span><text:span text:style-name="T5">'</text:span><text:span text:style-name="T1">\'</text:span><text:span text:style-name="T5">' </text:span><text:span text:style-name="T2">+</text:span><text:line-break/><text:span text:style-name="T2"> <text:s text:c="15"/></text:span><text:span text:style-name="T5">", sal=" </text:span><text:span text:style-name="T2">+ </text:span><text:span text:style-name="T9">sal </text:span><text:span text:style-name="T2">+</text:span><text:line-break/><text:span text:style-name="T2"> <text:s text:c="15"/></text:span><text:span text:style-name="T5">'}'</text:span><text:span text:style-name="T1">;</text:span><text:line-break/><text:span text:style-name="T1"> <text:s text:c="3"/></text:span><text:span text:style-name="T2">}</text:span><text:line-break/><text:soft-page-break/><text:line-break/><text:span text:style-name="T2"> <text:s/></text:span><text:line-break/><text:span text:style-name="T11"> <text:s text:c="3"/></text:span><text:span text:style-name="T1">public abstract double </text:span><text:span text:style-name="T4">calcNetSal</text:span><text:span text:style-name="T2">()</text:span><text:span text:style-name="T1">;</text:span><text:span text:style-name="T11">///abstract method:which will not have any body only</text:span><text:line-break/><text:span text:style-name="T11"> <text:s text:c="2"/>//If any method is a abstract method in class,the class truns itself to a abstract class.</text:span><text:line-break/><text:span text:style-name="T11"> <text:s text:c="3"/></text:span><text:span text:style-name="T1">public int </text:span><text:span text:style-name="T4">getSal</text:span><text:span text:style-name="T2">(){</text:span><text:line-break/><text:span text:style-name="T2"> <text:s text:c="7"/></text:span><text:span text:style-name="T1">return </text:span><text:span text:style-name="T9">sal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P3">Manager.java</text:p>
      <text:p text:style-name="P2"/>
      <text:p text:style-name="P2"><text:span text:style-name="T1">package </text:span><text:span text:style-name="T2">com.torryharris.emppack</text:span><text:span text:style-name="T1">;</text:span><text:line-break/><text:line-break/><text:span text:style-name="T1">public class </text:span><text:span text:style-name="T2">Manager </text:span><text:span text:style-name="T1">extends </text:span><text:span text:style-name="T2">employee{</text:span><text:line-break/><text:span text:style-name="T2"> <text:s text:c="3"/></text:span><text:span text:style-name="T1">private </text:span><text:span text:style-name="T2">String </text:span><text:span text:style-name="T9">deptName</text:span><text:span text:style-name="T1">;</text:span><text:line-break/><text:span text:style-name="T1"> <text:s text:c="3"/>private int </text:span><text:span text:style-name="T9">empcount</text:span><text:span text:style-name="T1">;</text:span><text:line-break/><text:line-break/><text:span text:style-name="T1"> <text:s text:c="3"/>public </text:span><text:span text:style-name="T4">Manager</text:span><text:span text:style-name="T2">(</text:span><text:span text:style-name="T1">int </text:span><text:span text:style-name="T2">empId</text:span><text:span text:style-name="T1">, </text:span><text:span text:style-name="T2">String empName</text:span><text:span text:style-name="T1">, int </text:span><text:span text:style-name="T2">sal</text:span><text:span text:style-name="T1">, </text:span><text:span text:style-name="T2">String deptName</text:span><text:span text:style-name="T1">, int </text:span><text:span text:style-name="T2">empcount) {</text:span><text:line-break/><text:span text:style-name="T2"> <text:s text:c="7"/></text:span><text:span text:style-name="T1">super</text:span><text:span text:style-name="T2">(empId</text:span><text:span text:style-name="T1">, </text:span><text:span text:style-name="T2">empName</text:span><text:span text:style-name="T1">, </text:span><text:span text:style-name="T2">sal)</text:span><text:span text:style-name="T1">;</text:span><text:line-break/><text:span text:style-name="T1"> <text:s text:c="7"/>this</text:span><text:span text:style-name="T2">.</text:span><text:span text:style-name="T9">deptName </text:span><text:span text:style-name="T2">= deptName</text:span><text:span text:style-name="T1">;</text:span><text:line-break/><text:span text:style-name="T1"> <text:s text:c="7"/>this</text:span><text:span text:style-name="T2">.</text:span><text:span text:style-name="T9">empcount </text:span><text:span text:style-name="T2">= empcount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0">@Override</text:span><text:line-break/><text:span text:style-name="T10"> <text:s text:c="3"/></text:span><text:span text:style-name="T1">public </text:span><text:span text:style-name="T2">String </text:span><text:span text:style-name="T4">toString</text:span><text:span text:style-name="T2">() {</text:span><text:line-break/><text:span text:style-name="T2"> <text:s text:c="7"/></text:span><text:span text:style-name="T1">return </text:span><text:span text:style-name="T5">"Manager{" </text:span><text:span text:style-name="T2">+</text:span><text:line-break/><text:span text:style-name="T2"> <text:s text:c="15"/></text:span><text:span text:style-name="T5">"deptName='" </text:span><text:span text:style-name="T2">+ </text:span><text:span text:style-name="T9">deptName </text:span><text:span text:style-name="T2">+ </text:span><text:span text:style-name="T5">'</text:span><text:span text:style-name="T1">\'</text:span><text:span text:style-name="T5">' </text:span><text:span text:style-name="T2">+</text:span><text:line-break/><text:span text:style-name="T2"> <text:s text:c="15"/></text:span><text:span text:style-name="T5">", empcount=" </text:span><text:span text:style-name="T2">+ </text:span><text:span text:style-name="T9">empcount </text:span><text:span text:style-name="T2">+</text:span><text:line-break/><text:span text:style-name="T2"> <text:s text:c="15"/></text:span><text:span text:style-name="T5">", empId=" </text:span><text:span text:style-name="T2">+ </text:span><text:span text:style-name="T9">empId </text:span><text:span text:style-name="T2">+</text:span><text:line-break/><text:span text:style-name="T2"> <text:s text:c="15"/></text:span><text:span text:style-name="T5">", empName='" </text:span><text:span text:style-name="T2">+ </text:span><text:span text:style-name="T9">empName </text:span><text:span text:style-name="T2">+ </text:span><text:span text:style-name="T5">'</text:span><text:span text:style-name="T1">\'</text:span><text:span text:style-name="T5">' </text:span><text:span text:style-name="T2">+</text:span><text:line-break/><text:span text:style-name="T2"> <text:s text:c="15"/></text:span><text:span text:style-name="T5">", sal=" </text:span><text:span text:style-name="T2">+ </text:span><text:span text:style-name="T9">sal </text:span><text:span text:style-name="T2">+</text:span><text:line-break/><text:span text:style-name="T2"> <text:s text:c="15"/></text:span><text:span text:style-name="T5">'}'</text:span><text:span text:style-name="T1">;</text:span><text:line-break/><text:span text:style-name="T1"> <text:s text:c="3"/></text:span><text:span text:style-name="T2">}</text:span><text:line-break/><text:line-break/><text:span text:style-name="T11"> <text:s text:c="3"/></text:span><text:span text:style-name="T10">@Override</text:span><text:line-break/><text:span text:style-name="T10"> <text:s text:c="3"/></text:span><text:span text:style-name="T1">public double </text:span><text:span text:style-name="T4">calcNetSal</text:span><text:span text:style-name="T2">() {</text:span><text:line-break/><text:span text:style-name="T2"> <text:s text:c="7"/></text:span><text:span text:style-name="T1">return </text:span><text:span text:style-name="T6">20000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/text:span><text:span text:style-name="T2">String </text:span><text:span text:style-name="T4">getDeptName</text:span><text:span text:style-name="T2">() {</text:span><text:line-break/><text:span text:style-name="T2"> <text:s text:c="7"/></text:span><text:span text:style-name="T1">return </text:span><text:span text:style-name="T9">deptName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int </text:span><text:span text:style-name="T4">getEmpcount</text:span><text:span text:style-name="T2">() {</text:span><text:line-break/><text:span text:style-name="T2"> <text:s text:c="7"/></text:span><text:span text:style-name="T1">return </text:span><text:span text:style-name="T9">empcount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P3">Programmer.java</text:p>
      <text:p text:style-name="P2"/>
      <text:p text:style-name="P2"><text:span text:style-name="T1">package </text:span><text:span text:style-name="T2">com.torryharris.emppack</text:span><text:span text:style-name="T1">;</text:span><text:line-break/><text:line-break/><text:span text:style-name="T1">public class </text:span><text:span text:style-name="T2">Programmer </text:span><text:span text:style-name="T1">extends </text:span><text:span text:style-name="T2">employee{</text:span><text:line-break/><text:line-break/><text:span text:style-name="T2"> <text:s text:c="3"/></text:span><text:span text:style-name="T1">private int </text:span><text:span text:style-name="T9">noOfProjects</text:span><text:span text:style-name="T1">;</text:span><text:line-break/><text:span text:style-name="T1"> <text:s text:c="3"/>private </text:span><text:span text:style-name="T2">String </text:span><text:span text:style-name="T9">skillset</text:span><text:span text:style-name="T1">;</text:span><text:line-break/><text:line-break/><text:span text:style-name="T1"> <text:s text:c="3"/>public </text:span><text:span text:style-name="T4">Programmer</text:span><text:span text:style-name="T2">(</text:span><text:span text:style-name="T1">int </text:span><text:span text:style-name="T2">empId</text:span><text:span text:style-name="T1">, </text:span><text:span text:style-name="T2">String empName</text:span><text:span text:style-name="T1">, int </text:span><text:span text:style-name="T2">sal</text:span><text:span text:style-name="T1">, int </text:span><text:span text:style-name="T2">noOfProjects</text:span><text:span text:style-name="T1">, </text:span><text:span text:style-name="T2">String skillset) {</text:span><text:line-break/><text:span text:style-name="T2"> <text:s text:c="7"/></text:span><text:span text:style-name="T1">super</text:span><text:span text:style-name="T2">(empId</text:span><text:span text:style-name="T1">, </text:span><text:span text:style-name="T2">empName</text:span><text:span text:style-name="T1">, </text:span><text:span text:style-name="T2">sal)</text:span><text:span text:style-name="T1">;</text:span><text:line-break/><text:soft-page-break/><text:span text:style-name="T1"> <text:s text:c="7"/>this</text:span><text:span text:style-name="T2">.</text:span><text:span text:style-name="T9">noOfProjects </text:span><text:span text:style-name="T2">= noOfProjects</text:span><text:span text:style-name="T1">;</text:span><text:line-break/><text:span text:style-name="T1"> <text:s text:c="7"/>this</text:span><text:span text:style-name="T2">.</text:span><text:span text:style-name="T9">skillset </text:span><text:span text:style-name="T2">= skillset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0">@Override</text:span><text:line-break/><text:span text:style-name="T10"> <text:s text:c="3"/></text:span><text:span text:style-name="T1">public </text:span><text:span text:style-name="T2">String </text:span><text:span text:style-name="T4">toString</text:span><text:span text:style-name="T2">() {</text:span><text:line-break/><text:span text:style-name="T2"> <text:s text:c="7"/></text:span><text:span text:style-name="T1">return </text:span><text:span text:style-name="T5">"Programmer{" </text:span><text:span text:style-name="T2">+</text:span><text:line-break/><text:span text:style-name="T2"> <text:s text:c="15"/></text:span><text:span text:style-name="T5">"noOfProjects=" </text:span><text:span text:style-name="T2">+ </text:span><text:span text:style-name="T9">noOfProjects </text:span><text:span text:style-name="T2">+</text:span><text:line-break/><text:span text:style-name="T2"> <text:s text:c="15"/></text:span><text:span text:style-name="T5">", skillset='" </text:span><text:span text:style-name="T2">+ </text:span><text:span text:style-name="T9">skillset </text:span><text:span text:style-name="T2">+ </text:span><text:span text:style-name="T5">'</text:span><text:span text:style-name="T1">\'</text:span><text:span text:style-name="T5">' </text:span><text:span text:style-name="T2">+</text:span><text:line-break/><text:span text:style-name="T2"> <text:s text:c="15"/></text:span><text:span text:style-name="T5">", empId=" </text:span><text:span text:style-name="T2">+ </text:span><text:span text:style-name="T9">empId </text:span><text:span text:style-name="T2">+</text:span><text:line-break/><text:span text:style-name="T2"> <text:s text:c="15"/></text:span><text:span text:style-name="T5">", empName='" </text:span><text:span text:style-name="T2">+ </text:span><text:span text:style-name="T9">empName </text:span><text:span text:style-name="T2">+ </text:span><text:span text:style-name="T5">'</text:span><text:span text:style-name="T1">\'</text:span><text:span text:style-name="T5">' </text:span><text:span text:style-name="T2">+</text:span><text:line-break/><text:span text:style-name="T2"> <text:s text:c="15"/></text:span><text:span text:style-name="T5">", sal=" </text:span><text:span text:style-name="T2">+ </text:span><text:span text:style-name="T9">sal </text:span><text:span text:style-name="T2">+</text:span><text:line-break/><text:span text:style-name="T2"> <text:s text:c="15"/></text:span><text:span text:style-name="T5">'}'</text:span><text:span text:style-name="T1">;</text:span><text:line-break/><text:span text:style-name="T1"> <text:s text:c="3"/></text:span><text:span text:style-name="T2">}</text:span><text:line-break/><text:span text:style-name="T11"> <text:s text:c="3"/></text:span><text:span text:style-name="T10">@Override</text:span><text:line-break/><text:span text:style-name="T10"> <text:s text:c="3"/></text:span><text:span text:style-name="T1">public double </text:span><text:span text:style-name="T4">calcNetSal</text:span><text:span text:style-name="T2">() {</text:span><text:line-break/><text:span text:style-name="T2"> <text:s text:c="7"/></text:span><text:span text:style-name="T1">return </text:span><text:span text:style-name="T6">150000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int </text:span><text:span text:style-name="T4">getNoOfProjects</text:span><text:span text:style-name="T2">() {</text:span><text:line-break/><text:span text:style-name="T2"> <text:s text:c="7"/></text:span><text:span text:style-name="T1">return </text:span><text:span text:style-name="T9">noOfProjects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ublic </text:span><text:span text:style-name="T2">String </text:span><text:span text:style-name="T4">getSkillset</text:span><text:span text:style-name="T2">() {</text:span><text:line-break/><text:span text:style-name="T2"> <text:s text:c="7"/></text:span><text:span text:style-name="T1">return </text:span><text:span text:style-name="T9">skillset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P6">Output:</text:p>
      <text:p text:style-name="P6"/>
      <text:p text:style-name="P2">Manager{deptName='IT', empcount=1, empId=100, empName='priya', sal=40000} Netsal: <text:s text:c="4"/>20000.0</text:p>
      <text:p text:style-name="P2">Programmer{noOfProjects=3, skillset='c', empId=300, empName='sai', sal=1000000} NetSal: <text:s/>150000.0</text:p>
      <text:p text:style-name="P2">Printing the details of employees</text:p>
      <text:p text:style-name="P2">Manager{deptName='Teacher', empcount=1, empId=100, empName='rajendiran', sal=1000000<text:span text:style-name="T13">0</text:span>}Net salary: 20000.0</text:p>
      <text:p text:style-name="P2">Manager{deptName='Teacher', empcount=2, empId=101, empName='Vanaja', sal=5000000}Net salary: 20000.0</text:p>
      <text:p text:style-name="P2">Programmer{noOfProjects=3, skillset='c', empId=103, empName='Sairishi', sal=800000<text:span text:style-name="T13">00</text:span>}Net salary: 150000.0</text:p>
      <text:p text:style-name="P2">Programmer{noOfProjects=2, skillset='python', empId=104, empName='priyadharshini', sal=5000000}Net salary: 150000.0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Interface Ex<text:span text:style-name="T13">a</text:span>mple:</text:p>
      <text:p text:style-name="P7"/>
      <text:p text:style-name="P4">Main.java</text:p>
      <text:p text:style-name="P7"/>
      <text:p text:style-name="P7"><text:span text:style-name="T1">package </text:span><text:span text:style-name="T2">com.torryharris</text:span><text:span text:style-name="T1">;</text:span><text:line-break/><text:span text:style-name="T1">import </text:span><text:span text:style-name="T2">com.torryharris.pack1.class1</text:span><text:span text:style-name="T1">;</text:span><text:line-break/><text:span text:style-name="T1">public class </text:span><text:span text:style-name="T2">Main {</text:span><text:line-break/><text:span text:style-name="T2"> <text:s text:c="3"/></text:span><text:span text:style-name="T1">public static void </text:span><text:span text:style-name="T4">main</text:span><text:span text:style-name="T2">(String[] args) {</text:span><text:line-break/><text:span text:style-name="T2"> <text:s text:c="7"/>class1 ob=</text:span><text:span text:style-name="T1">new </text:span><text:span text:style-name="T2">class1()</text:span><text:span text:style-name="T1">;</text:span><text:line-break/><text:span text:style-name="T1"> <text:s text:c="7"/></text:span><text:span text:style-name="T2">ob.m1()</text:span><text:span text:style-name="T1">;</text:span><text:line-break/><text:span text:style-name="T1"> <text:s text:c="7"/></text:span><text:span text:style-name="T2">ob.m4()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P4">class1.java</text:p>
      <text:p text:style-name="P7"/>
      <text:p text:style-name="P7"><text:span text:style-name="T1">package </text:span><text:span text:style-name="T2">com.torryharris.pack1</text:span><text:span text:style-name="T1">;</text:span><text:line-break/><text:span text:style-name="T1">public class </text:span><text:span text:style-name="T2">class1 </text:span><text:span text:style-name="T1">implements </text:span><text:span text:style-name="T2">Interface1</text:span><text:span text:style-name="T1">,</text:span><text:span text:style-name="T2">Interface2{</text:span><text:line-break/><text:span text:style-name="T2"> <text:s text:c="3"/></text:span><text:span text:style-name="T10">@Override</text:span><text:line-break/><text:span text:style-name="T10"> <text:s text:c="3"/></text:span><text:span text:style-name="T1">public void </text:span><text:span text:style-name="T4">m1</text:span><text:span text:style-name="T2">() {</text:span><text:line-break/><text:span text:style-name="T2"> <text:s text:c="7"/>System.</text:span><text:span text:style-name="T8">out</text:span><text:span text:style-name="T2">.println(</text:span><text:span text:style-name="T5">"In m1: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0">@Override</text:span><text:line-break/><text:span text:style-name="T10"> <text:s text:c="3"/></text:span><text:span text:style-name="T1">public void </text:span><text:span text:style-name="T4">m2</text:span><text:span text:style-name="T2">() {</text:span><text:line-break/><text:span text:style-name="T2"> <text:s text:c="7"/>System.</text:span><text:span text:style-name="T8">out</text:span><text:span text:style-name="T2">.println(</text:span><text:span text:style-name="T5">"In m2: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0">@Override</text:span><text:line-break/><text:span text:style-name="T10"> <text:s text:c="3"/></text:span><text:span text:style-name="T1">public void </text:span><text:span text:style-name="T4">m3</text:span><text:span text:style-name="T2">() {</text:span><text:line-break/><text:span text:style-name="T2"> <text:s text:c="7"/>System.</text:span><text:span text:style-name="T8">out</text:span><text:span text:style-name="T2">.println(</text:span><text:span text:style-name="T5">"In m3:"</text:span><text:span text:style-name="T2">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0">@Override</text:span><text:line-break/><text:span text:style-name="T10"> <text:s text:c="3"/></text:span><text:span text:style-name="T1">public void </text:span><text:span text:style-name="T4">m4</text:span><text:span text:style-name="T2">() {</text:span><text:line-break/><text:span text:style-name="T2"> <text:s text:c="7"/>System.</text:span><text:span text:style-name="T8">out</text:span><text:span text:style-name="T2">.println(</text:span><text:span text:style-name="T5">"in m4"</text:span><text:span text:style-name="T2">)</text:span><text:span text:style-name="T1">;</text:span><text:line-break/><text:span text:style-name="T1"> <text:s text:c="7"/></text:span><text:span text:style-name="T2">System.</text:span><text:span text:style-name="T8">out</text:span><text:span text:style-name="T2">.println(</text:span><text:span text:style-name="T5">"Count Value: "</text:span><text:span text:style-name="T2">+</text:span><text:span text:style-name="T8">count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}</text:span><text:line-break/><text:span text:style-name="T12">Interface1.java:</text:span></text:p>
      <text:p text:style-name="P7"><text:span text:style-name="T1">package </text:span><text:span text:style-name="T2">com.torryharris.pack1</text:span><text:span text:style-name="T1">;</text:span><text:line-break/><text:span text:style-name="T1">public interface </text:span><text:span text:style-name="T2">Interface1 {</text:span><text:line-break/><text:span text:style-name="T2"> <text:s text:c="3"/></text:span><text:span text:style-name="T1">void </text:span><text:span text:style-name="T4">m1</text:span><text:span text:style-name="T2">()</text:span><text:span text:style-name="T1">;</text:span><text:line-break/><text:span text:style-name="T1"> <text:s text:c="3"/>void </text:span><text:span text:style-name="T4">m2</text:span><text:span text:style-name="T2">()</text:span><text:span text:style-name="T1">;</text:span><text:line-break/><text:span text:style-name="T1"> <text:s text:c="3"/>void </text:span><text:span text:style-name="T4">m3</text:span><text:span text:style-name="T2">()</text:span><text:span text:style-name="T1">;</text:span><text:line-break/><text:span text:style-name="T2">}</text:span><text:line-break/></text:p>
      <text:p text:style-name="P5">Interface2.java:</text:p>
      <text:p text:style-name="P7"><text:span text:style-name="T1">package </text:span><text:span text:style-name="T2">com.torryharris.pack1</text:span><text:span text:style-name="T1">;</text:span><text:line-break/><text:span text:style-name="T1">public interface </text:span><text:span text:style-name="T2">Interface2 {</text:span><text:line-break/><text:span text:style-name="T2"> <text:s text:c="3"/></text:span><text:span text:style-name="T1">int </text:span><text:span text:style-name="T8">count</text:span><text:span text:style-name="T2">=</text:span><text:span text:style-name="T6">10</text:span><text:span text:style-name="T1">;</text:span><text:line-break/><text:span text:style-name="T1"> <text:s text:c="3"/>void </text:span><text:span text:style-name="T4">m4</text:span><text:span text:style-name="T2">()</text:span><text:span text:style-name="T1">;</text:span><text:line-break/><text:span text:style-name="T2">}</text:span><text:line-break/><text:span text:style-name="T12">Output:</text:span></text:p>
      <text:p text:style-name="P7">In m1:</text:p>
      <text:p text:style-name="P7">in m4</text:p>
      <text:p text:style-name="P7">Count Value: 10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8T10:06:38.560000000</dc:date>
    <meta:editing-duration>PT3H22M28S</meta:editing-duration>
    <meta:editing-cycles>8</meta:editing-cycles>
    <meta:document-statistic meta:table-count="0" meta:image-count="0" meta:object-count="0" meta:page-count="5" meta:paragraph-count="36" meta:word-count="645" meta:character-count="6728" meta:non-whitespace-character-count="4953"/>
  </office:meta>
</office:document-meta>
</file>